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Task 2</text:h>
      <text:h text:outline-level="2" text:style-name="Heading_2" text:is-list-header="true">Table structure for table Rubber Ducks</text:h>
      <table:table table:name="Rubber Duck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Suppliers</text:p>
          </table:table-cell>
          <table:table-cell office:value-type="string">
            <text:p>varchar(1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roducts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ustomers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ustomers Orders</text:p>
          </table:table-cell>
          <table:table-cell office:value-type="string">
            <text:p>varchar(1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Rubber Ducks</text:h>
      <table:table table:name="Rubber Ducks_structure">
        <table:table-column table:number-columns-repeated="4"/>
        <table:table-row>
          <table:table-cell office:value-type="string">
            <text:p>Suppliers</text:p>
          </table:table-cell>
          <table:table-cell office:value-type="string">
            <text:p>Products</text:p>
          </table:table-cell>
          <table:table-cell office:value-type="string">
            <text:p>Customers</text:p>
          </table:table-cell>
          <table:table-cell office:value-type="string">
            <text:p>Customers Orders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4</meta:generator>
    <meta:initial-creator>phpMyAdmin 4.7.4</meta:initial-creator>
    <meta:creation-date>2018-06-22T12:38:48</meta:creation-date>
  </office:meta>
</office:document-meta>
</file>